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2021-09-02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44" calcext:value-type="float">
            <text:p>-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2" calcext:value-type="float">
            <text:p>-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2" calcext:value-type="float">
            <text:p>-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16" calcext:value-type="float">
            <text:p>-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824" calcext:value-type="float">
            <text:p>-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824" calcext:value-type="float">
            <text:p>-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968" calcext:value-type="float">
            <text:p>-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968" calcext:value-type="float">
            <text:p>-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348" calcext:value-type="float">
            <text:p>-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16" calcext:value-type="float">
            <text:p>-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256" calcext:value-type="float">
            <text:p>-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256" calcext:value-type="float">
            <text:p>-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0208" calcext:value-type="float">
            <text:p>-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0208" calcext:value-type="float">
            <text:p>-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256" calcext:value-type="float">
            <text:p>-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496" calcext:value-type="float">
            <text:p>-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0208" calcext:value-type="float">
            <text:p>-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G006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9824" calcext:value-type="float">
            <text:p>-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